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" svg:font-family="'Times New Roman'"/>
    <style:font-face style:name="Trebuchet MS" svg:font-family="'Trebuchet MS', Arial, sans-serif"/>
    <style:font-face style:name="monospace" svg:font-family="monospace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0.3625in" table:align="left"/>
    </style:style>
    <style:style style:name="Table1.A" style:family="table-column">
      <style:table-column-properties style:column-width="0.3625in"/>
    </style:style>
    <style:style style:name="Table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00930a5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0093ecb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00b133e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00c4d7b"/>
    </style:style>
    <style:style style:name="P6" style:family="paragraph" style:parent-style-name="Standard">
      <style:paragraph-properties fo:line-height="100%" fo:text-align="start" style:justify-single-word="false"/>
      <style:text-properties officeooo:paragraph-rsid="0012ea14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30a5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93ecb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b133e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d61ce" officeooo:paragraph-rsid="000d61ce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b133e" officeooo:paragraph-rsid="000b133e" fo:background-color="transparent" style:font-name-asian="Calibri1" style:font-name-complex="Calibri1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c4d7b" officeooo:paragraph-rsid="000c4d7b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930a5" officeooo:paragraph-rsid="00093ecb" fo:background-color="transparent" style:font-name-asian="Calibri1" style:font-name-complex="Calibri1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930a5" officeooo:paragraph-rsid="000930a5" fo:background-color="transparent" style:font-name-asian="Calibri1" style:font-name-complex="Calibri1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930a5" officeooo:paragraph-rsid="000f40bd" fo:background-color="transparent" style:font-name-asian="Calibri1" style:font-name-complex="Calibri1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93ecb" officeooo:paragraph-rsid="00093ecb" fo:background-color="transparent" style:font-name-asian="Calibri1" style:font-name-complex="Calibri1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paragraph-rsid="000f40bd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bold" officeooo:rsid="000b133e" officeooo:paragraph-rsid="000b133e" fo:background-color="transparent" style:font-name-asian="Calibri1" style:font-weight-asian="bold" style:font-name-complex="Calibri1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bold" officeooo:rsid="00093ecb" officeooo:paragraph-rsid="00093ecb" fo:background-color="transparent" style:font-name-asian="Calibri1" style:font-weight-asian="bold" style:font-name-complex="Calibri1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bold" officeooo:rsid="000930a5" officeooo:paragraph-rsid="000930a5" fo:background-color="transparent" style:font-name-asian="Calibri1" style:font-weight-asian="bold" style:font-name-complex="Calibri1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Times New Roman" fo:font-size="10.5pt" fo:font-weight="normal" fo:background-color="transparent" style:font-name-asian="Times New Roman" style:font-name-complex="Times New Roman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Times New Roman" fo:font-size="10.5pt" fo:font-weight="normal" officeooo:paragraph-rsid="000930a5" fo:background-color="transparent" style:font-name-asian="Times New Roman" style:font-name-complex="Times New Roman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Times New Roman" fo:font-size="10.5pt" fo:font-weight="normal" officeooo:paragraph-rsid="00093ecb" fo:background-color="transparent" style:font-name-asian="Times New Roman" style:font-name-complex="Times New Roman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Times New Roman" fo:font-size="10.5pt" fo:font-weight="normal" officeooo:paragraph-rsid="000c4d7b" fo:background-color="transparent" style:font-name-asian="Times New Roman" style:font-name-complex="Times New Roman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Times New Roman" fo:font-size="10.5pt" fo:font-weight="normal" officeooo:paragraph-rsid="000f40bd" fo:background-color="transparent" style:font-name-asian="Times New Roman" style:font-name-complex="Times New Roman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Times New Roman" fo:font-size="10.5pt" fo:font-weight="normal" officeooo:paragraph-rsid="0010f372" fo:background-color="transparent" style:font-name-asian="Times New Roman" style:font-name-complex="Times New Roman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Times New Roman" fo:font-size="10.5pt" fo:font-weight="normal" officeooo:paragraph-rsid="0012ea14" fo:background-color="transparent" style:font-name-asian="Times New Roman" style:font-name-complex="Times New Roman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style:font-name="Times New Roman" fo:font-size="10.5pt" fo:font-weight="normal" officeooo:paragraph-rsid="0014d3b0" fo:background-color="transparent" style:font-name-asian="Times New Roman" style:font-name-complex="Times New Roman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Times New Roman" fo:font-size="10.5pt" fo:font-weight="normal" officeooo:paragraph-rsid="0010f372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style:font-name="Times New Roman" fo:font-size="10.5pt" fo:font-weight="normal" officeooo:paragraph-rsid="0012ea14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font-name="Times New Roman" fo:font-size="10.5pt" fo:font-weight="bold" fo:background-color="transparent" style:font-name-asian="Times New Roman" style:font-name-complex="Times New Roman"/>
    </style:style>
    <style:style style:name="P34" style:family="paragraph" style:parent-style-name="Standard">
      <style:paragraph-properties fo:line-height="100%" fo:text-align="start" style:justify-single-word="false"/>
      <style:text-properties officeooo:rsid="000930a5" officeooo:paragraph-rsid="000930a5"/>
    </style:style>
    <style:style style:name="P35" style:family="paragraph" style:parent-style-name="Preformatted_20_Text">
      <style:paragraph-properties fo:line-height="100%" fo:text-align="start" style:justify-single-word="false"/>
      <style:text-properties fo:font-variant="normal" fo:text-transform="none" fo:color="#ff0000" style:font-name="monospace" fo:font-size="9.75pt" fo:letter-spacing="normal" fo:font-style="normal" fo:font-weight="normal" fo:background-color="transparent" style:font-name-asian="Calibri1" style:font-name-complex="Calibri1"/>
    </style:style>
    <style:style style:name="P36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#e7e7e7">
        <style:background-image/>
      </style:paragraph-properties>
      <style:text-properties fo:color="#ff0000" style:font-name="monospace" fo:font-size="9.75pt"/>
    </style:style>
    <style:style style:name="P37" style:family="paragraph" style:parent-style-name="Preformatted_20_Text">
      <style:paragraph-properties fo:margin-top="0in" fo:margin-bottom="0.1965in" style:contextual-spacing="false" fo:text-align="start" style:justify-single-word="false" fo:background-color="#e7e7e7">
        <style:background-image/>
      </style:paragraph-properties>
      <style:text-properties fo:font-variant="normal" fo:text-transform="none" fo:color="#ff0000" style:font-name="monospace" fo:font-size="9.75pt" fo:letter-spacing="normal" fo:font-style="normal" fo:font-weight="normal"/>
    </style:style>
    <style:style style:name="P38" style:family="paragraph" style:parent-style-name="Preformatted_20_Text">
      <style:paragraph-properties fo:text-align="start" style:justify-single-word="false" fo:background-color="#e7e7e7">
        <style:background-image/>
      </style:paragraph-properties>
      <style:text-properties fo:font-variant="normal" fo:text-transform="none" fo:color="#ff0000" style:font-name="monospace" fo:font-size="9.75pt" fo:letter-spacing="normal" fo:font-style="normal" fo:font-weight="normal"/>
    </style:style>
    <style:style style:name="P39" style:family="paragraph" style:parent-style-name="Preformatted_20_Text">
      <style:paragraph-properties fo:margin-top="0in" fo:margin-bottom="0in" style:contextual-spacing="false" fo:text-align="start" style:justify-single-word="false" fo:background-color="#e7e7e7">
        <style:background-image/>
      </style:paragraph-properties>
      <style:text-properties fo:color="#ff0000" style:font-name="monospace" fo:font-size="9.75pt"/>
    </style:style>
    <style:style style:name="P40" style:family="paragraph" style:parent-style-name="Text_20_body">
      <style:text-properties style:use-window-font-color="true" style:font-name="Calibri1" fo:font-size="11pt" fo:font-weight="normal" officeooo:rsid="00093ecb" officeooo:paragraph-rsid="00093ecb" fo:background-color="transparent" style:font-name-asian="Calibri1" style:font-name-complex="Calibri1"/>
    </style:style>
    <style:style style:name="P4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bold" officeooo:rsid="000f40bd" officeooo:paragraph-rsid="000f40bd" fo:background-color="transparent" style:font-name-asian="Calibri1" style:font-weight-asian="bold" style:font-name-complex="Calibri1" style:font-weight-complex="bold"/>
    </style:style>
    <style:style style:name="P4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d61ce" fo:background-color="transparent" style:font-name-asian="Calibri1" style:font-name-complex="Calibri1"/>
    </style:style>
    <style:style style:name="P43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Trebuchet MS" fo:font-size="10.5pt" fo:letter-spacing="normal" fo:font-style="normal" fo:font-weight="normal" officeooo:rsid="000f40bd" officeooo:paragraph-rsid="000f40bd" fo:background-color="transparent" style:font-name-asian="Calibri1" style:font-name-complex="Calibri1"/>
    </style:style>
    <style:style style:name="P44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Calibri1" fo:font-size="11pt" fo:letter-spacing="normal" fo:font-style="normal" fo:font-weight="normal" officeooo:rsid="000f40bd" officeooo:paragraph-rsid="000f40bd" fo:background-color="transparent" style:font-name-asian="Calibri1" style:font-name-complex="Calibri1"/>
    </style:style>
    <style:style style:name="P45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Calibri1" fo:font-size="11pt" fo:letter-spacing="normal" fo:font-style="normal" fo:font-weight="normal" officeooo:rsid="000f40bd" officeooo:paragraph-rsid="0010f372" fo:background-color="transparent" style:font-name-asian="Calibri1" style:font-name-complex="Calibri1"/>
    </style:style>
    <style:style style:name="P46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Calibri1" fo:font-size="11pt" fo:letter-spacing="normal" fo:font-style="normal" fo:font-weight="normal" officeooo:rsid="000f40bd" officeooo:paragraph-rsid="0012ea14" fo:background-color="transparent" style:font-name-asian="Calibri1" style:font-name-complex="Calibri1"/>
    </style:style>
    <style:style style:name="P47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Calibri1" fo:font-size="11pt" fo:letter-spacing="normal" fo:font-style="normal" fo:font-weight="normal" officeooo:rsid="000f40bd" officeooo:paragraph-rsid="0014d3b0" fo:background-color="transparent" style:font-name-asian="Calibri1" style:font-name-complex="Calibri1"/>
    </style:style>
    <style:style style:name="P48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Calibri1" fo:font-size="11pt" fo:letter-spacing="normal" fo:font-style="normal" fo:font-weight="normal" officeooo:rsid="0010f372" officeooo:paragraph-rsid="0010f372" fo:background-color="transparent" style:font-name-asian="Calibri1" style:font-name-complex="Calibri1"/>
    </style:style>
    <style:style style:name="P49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Calibri1" fo:font-size="11pt" fo:letter-spacing="normal" fo:font-style="normal" fo:font-weight="normal" officeooo:rsid="0012ea14" officeooo:paragraph-rsid="0012ea14" fo:background-color="transparent" style:font-name-asian="Calibri1" style:font-name-complex="Calibri1"/>
    </style:style>
    <style:style style:name="P50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Calibri1" fo:font-size="11pt" fo:letter-spacing="normal" fo:font-style="normal" fo:font-weight="normal" officeooo:rsid="0014d3b0" officeooo:paragraph-rsid="0014d3b0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font-name="Calibri1" fo:font-size="11pt" fo:letter-spacing="normal" fo:font-style="normal" fo:font-weight="bold" officeooo:rsid="0012ea14" officeooo:paragraph-rsid="0012ea14" fo:background-color="transparent" style:font-name-asian="Calibri1" style:font-weight-asian="bold" style:font-name-complex="Calibri1" style:font-weight-complex="bold"/>
    </style:style>
    <style:style style:name="T1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2" style:family="text">
      <style:text-properties style:use-window-font-color="true" style:font-name="Calibri1" fo:font-size="11pt" fo:font-weight="normal" officeooo:rsid="000930a5" fo:background-color="transparent" style:font-name-asian="Calibri1" style:font-name-complex="Calibri1"/>
    </style:style>
    <style:style style:name="T3" style:family="text">
      <style:text-properties style:use-window-font-color="true" style:font-name="Calibri1" fo:font-size="11pt" fo:font-weight="normal" officeooo:rsid="00093ecb" fo:background-color="transparent" style:font-name-asian="Calibri1" style:font-name-complex="Calibri1"/>
    </style:style>
    <style:style style:name="T4" style:family="text">
      <style:text-properties style:use-window-font-color="true" style:font-name="Calibri1" fo:font-size="11pt" fo:font-weight="normal" officeooo:rsid="000b133e" fo:background-color="transparent" style:font-name-asian="Calibri1" style:font-name-complex="Calibri1"/>
    </style:style>
    <style:style style:name="T5" style:family="text">
      <style:text-properties style:use-window-font-color="true" style:font-name="Calibri1" fo:font-size="11pt" fo:font-weight="normal" officeooo:rsid="000c4d7b" fo:background-color="transparent" style:font-name-asian="Calibri1" style:font-name-complex="Calibri1"/>
    </style:style>
    <style:style style:name="T6" style:family="text">
      <style:text-properties style:use-window-font-color="true" style:font-name="Calibri1" fo:font-size="11pt" officeooo:rsid="000930a5" style:font-name-asian="Calibri1" style:font-name-complex="Calibri1"/>
    </style:style>
    <style:style style:name="T7" style:family="text">
      <style:text-properties style:use-window-font-color="true" style:font-name="Calibri1" fo:font-size="11pt" officeooo:rsid="00093ecb" style:font-name-asian="Calibri1" style:font-name-complex="Calibri1"/>
    </style:style>
    <style:style style:name="T8" style:family="text">
      <style:text-properties style:use-window-font-color="true" style:font-name="Calibri1" fo:font-size="11pt" officeooo:rsid="000c4d7b" style:font-name-asian="Calibri1" style:font-name-complex="Calibri1"/>
    </style:style>
    <style:style style:name="T9" style:family="text">
      <style:text-properties style:use-window-font-color="true" style:font-name="Calibri1" fo:font-size="11pt" officeooo:rsid="000b133e" style:font-name-asian="Calibri1" style:font-name-complex="Calibri1"/>
    </style:style>
    <style:style style:name="T10" style:family="text">
      <style:text-properties style:use-window-font-color="true" style:font-name="Trebuchet MS" fo:font-size="10.5pt" fo:font-style="normal" fo:font-weight="normal" officeooo:rsid="0012ea14" fo:background-color="transparent" style:font-name-asian="Calibri1" style:font-name-complex="Calibri1"/>
    </style:style>
    <style:style style:name="T11" style:family="text">
      <style:text-properties fo:color="#000000" style:font-name="Times New Roman" fo:font-size="10.5pt" fo:font-weight="normal" fo:background-color="transparent" style:font-name-asian="Times New Roman" style:font-name-complex="Times New Roman"/>
    </style:style>
    <style:style style:name="T12" style:family="text">
      <style:text-properties fo:color="#000000" style:font-name="Times New Roman" fo:font-size="10.5pt" fo:font-style="italic" fo:font-weight="normal" fo:background-color="transparent" style:font-name-asian="Times New Roman" style:font-name-complex="Times New Roman"/>
    </style:style>
    <style:style style:name="T13" style:family="text">
      <style:text-properties officeooo:rsid="000930a5"/>
    </style:style>
    <style:style style:name="T14" style:family="text">
      <style:text-properties fo:font-variant="normal" fo:text-transform="none" fo:color="#000000" style:font-name="Trebuchet MS" fo:font-size="10.5pt" fo:letter-spacing="normal" fo:font-style="normal" officeooo:rsid="000930a5"/>
    </style:style>
    <style:style style:name="T15" style:family="text">
      <style:text-properties fo:font-variant="normal" fo:text-transform="none" fo:color="#000000" style:font-name="Trebuchet MS" fo:font-size="10.5pt" fo:letter-spacing="normal" fo:font-style="normal" fo:font-weight="normal" officeooo:rsid="000930a5"/>
    </style:style>
    <style:style style:name="T16" style:family="text">
      <style:text-properties fo:font-variant="normal" fo:text-transform="none" fo:color="#000000" style:font-name="Trebuchet MS" fo:font-size="10.5pt" fo:letter-spacing="normal" fo:font-style="normal" fo:font-weight="normal" officeooo:rsid="000930a5" style:font-name-asian="Calibri1" style:font-name-complex="Calibri1"/>
    </style:style>
    <style:style style:name="T17" style:family="text">
      <style:text-properties fo:font-variant="normal" fo:text-transform="none" fo:color="#000000" style:font-name="Trebuchet MS" fo:font-size="10.5pt" fo:letter-spacing="normal" fo:font-style="normal" fo:font-weight="normal" officeooo:rsid="000c4d7b" style:font-name-asian="Calibri1" style:font-name-complex="Calibri1"/>
    </style:style>
    <style:style style:name="T18" style:family="text">
      <style:text-properties fo:font-variant="normal" fo:text-transform="none" fo:color="#000000" style:font-name="Trebuchet MS" fo:font-size="10.5pt" fo:letter-spacing="normal" fo:font-style="normal" fo:font-weight="normal" officeooo:rsid="0012ea14" style:font-name-asian="Calibri1" style:font-name-complex="Calibri1"/>
    </style:style>
    <style:style style:name="T19" style:family="text">
      <style:text-properties fo:font-variant="normal" fo:text-transform="none" fo:color="#000000" style:font-name="Trebuchet MS" fo:font-size="10.5pt" fo:letter-spacing="normal" fo:font-style="normal" fo:font-weight="normal" officeooo:rsid="00093ecb"/>
    </style:style>
    <style:style style:name="T20" style:family="text">
      <style:text-properties fo:font-variant="normal" fo:text-transform="none" fo:color="#000000" style:font-name="Trebuchet MS" fo:font-size="10.5pt" fo:letter-spacing="normal" fo:font-style="normal" fo:font-weight="normal" officeooo:rsid="00093ecb" fo:background-color="transparent" style:font-name-asian="Calibri1" style:font-name-complex="Calibri1"/>
    </style:style>
    <style:style style:name="T21" style:family="text">
      <style:text-properties fo:font-variant="normal" fo:text-transform="none" fo:color="#000000" style:font-name="Trebuchet MS" fo:font-size="10.5pt" fo:letter-spacing="normal" fo:font-style="normal" fo:font-weight="normal" officeooo:rsid="0012ea14" fo:background-color="transparent" style:font-name-asian="Calibri1" style:font-name-complex="Calibri1"/>
    </style:style>
    <style:style style:name="T22" style:family="text">
      <style:text-properties fo:font-variant="normal" fo:text-transform="none" fo:color="#000000" style:font-name="Trebuchet MS" fo:font-size="10.5pt" fo:letter-spacing="normal" fo:font-style="normal" fo:font-weight="normal" officeooo:rsid="000b133e"/>
    </style:style>
    <style:style style:name="T23" style:family="text">
      <style:text-properties fo:font-variant="normal" fo:text-transform="none" fo:color="#000000" style:font-name="Trebuchet MS" fo:font-size="10.5pt" fo:letter-spacing="normal" fo:font-style="normal" officeooo:rsid="00093ecb"/>
    </style:style>
    <style:style style:name="T24" style:family="text">
      <style:text-properties fo:font-variant="normal" fo:text-transform="none" fo:color="#000000" style:font-name="Trebuchet MS" fo:font-size="10.5pt" fo:letter-spacing="normal" fo:font-style="normal" officeooo:rsid="000b133e"/>
    </style:style>
    <style:style style:name="T25" style:family="text">
      <style:text-properties fo:font-variant="normal" fo:text-transform="none" fo:color="#000000" style:font-name="Trebuchet MS" fo:font-size="10.5pt" fo:letter-spacing="normal" fo:font-style="normal" officeooo:rsid="000f40bd"/>
    </style:style>
    <style:style style:name="T26" style:family="text">
      <style:text-properties fo:font-variant="normal" fo:text-transform="none" fo:color="#000000" style:font-name="Trebuchet MS" fo:font-size="10.5pt" fo:letter-spacing="normal" fo:font-style="normal" officeooo:rsid="000f40bd" fo:background-color="transparent" style:font-name-asian="Calibri1" style:font-name-complex="Calibri1"/>
    </style:style>
    <style:style style:name="T27" style:family="text">
      <style:text-properties fo:font-variant="normal" fo:text-transform="none" fo:color="#000000" style:font-name="Trebuchet MS" fo:font-size="10.5pt" fo:letter-spacing="normal" officeooo:rsid="000f40bd"/>
    </style:style>
    <style:style style:name="T28" style:family="text">
      <style:text-properties fo:font-variant="normal" fo:text-transform="none" fo:color="#000000" fo:letter-spacing="normal" officeooo:rsid="000f40bd"/>
    </style:style>
    <style:style style:name="T29" style:family="text">
      <style:text-properties fo:font-variant="normal" fo:text-transform="none" style:use-window-font-color="true" style:font-name="Calibri1" fo:font-size="11pt" fo:letter-spacing="normal" fo:font-style="normal" officeooo:rsid="000930a5" style:font-name-asian="Calibri1" style:font-name-complex="Calibri1"/>
    </style:style>
    <style:style style:name="T30" style:family="text">
      <style:text-properties fo:font-variant="normal" fo:text-transform="none" style:use-window-font-color="true" style:font-name="Calibri1" fo:font-size="11pt" fo:letter-spacing="normal" fo:font-style="normal" officeooo:rsid="000f40bd" style:font-name-asian="Calibri1" style:font-name-complex="Calibri1"/>
    </style:style>
    <style:style style:name="T31" style:family="text">
      <style:text-properties fo:font-variant="normal" fo:text-transform="none" style:use-window-font-color="true" style:font-name="Calibri1" fo:font-size="11pt" fo:letter-spacing="normal" fo:font-style="normal" officeooo:rsid="0010f372" style:font-name-asian="Calibri1" style:font-name-complex="Calibri1"/>
    </style:style>
    <style:style style:name="T32" style:family="text">
      <style:text-properties fo:font-variant="normal" fo:text-transform="none" style:use-window-font-color="true" style:font-name="Calibri1" fo:font-size="11pt" fo:letter-spacing="normal" fo:font-style="normal" officeooo:rsid="0012ea14" style:font-name-asian="Calibri1" style:font-name-complex="Calibri1"/>
    </style:style>
    <style:style style:name="T33" style:family="text">
      <style:text-properties fo:font-variant="normal" fo:text-transform="none" style:use-window-font-color="true" style:font-name="Calibri1" fo:font-size="11pt" fo:letter-spacing="normal" fo:font-style="normal" officeooo:rsid="0014d3b0" style:font-name-asian="Calibri1" style:font-name-complex="Calibri1"/>
    </style:style>
    <style:style style:name="T34" style:family="text">
      <style:text-properties fo:font-variant="normal" fo:text-transform="none" style:use-window-font-color="true" style:font-name="Calibri1" fo:font-size="11pt" fo:letter-spacing="normal" fo:font-style="normal" officeooo:rsid="0010f372" fo:background-color="transparent" style:font-name-asian="Calibri1" style:font-name-complex="Calibri1"/>
    </style:style>
    <style:style style:name="T35" style:family="text">
      <style:text-properties fo:font-variant="normal" fo:text-transform="none" style:use-window-font-color="true" style:font-name="Calibri1" fo:font-size="11pt" fo:letter-spacing="normal" fo:font-style="normal" officeooo:rsid="0012ea14" fo:background-color="transparent" style:font-name-asian="Calibri1" style:font-name-complex="Calibri1"/>
    </style:style>
    <style:style style:name="T36" style:family="text">
      <style:text-properties fo:font-variant="normal" fo:text-transform="none" style:use-window-font-color="true" style:font-name="Calibri1" fo:font-size="11pt" fo:letter-spacing="normal" fo:font-style="normal" fo:font-weight="normal" officeooo:rsid="0012ea14" fo:background-color="transparent" style:font-name-asian="Calibri1" style:font-name-complex="Calibri1"/>
    </style:style>
    <style:style style:name="T37" style:family="text">
      <style:text-properties fo:font-variant="normal" fo:text-transform="none" style:use-window-font-color="true" style:font-name="Trebuchet MS" fo:font-size="10.5pt" fo:letter-spacing="normal" fo:font-style="normal" fo:font-weight="normal" officeooo:rsid="0012ea14" fo:background-color="transparent" style:font-name-asian="Calibri1" style:font-name-complex="Calibri1"/>
    </style:style>
    <style:style style:name="T38" style:family="text">
      <style:text-properties officeooo:rsid="00093ecb"/>
    </style:style>
    <style:style style:name="T39" style:family="text">
      <style:text-properties officeooo:rsid="000b133e"/>
    </style:style>
    <style:style style:name="T40" style:family="text">
      <style:text-properties officeooo:rsid="000d61c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4.2 confidence intervals</text:h>
      <text:p text:style-name="P42"/>
      <text:p text:style-name="P12">Alla formler är för Wolfram.</text:p>
      <text:p text:style-name="P8"/>
      <text:p text:style-name="P8"/>
      <text:p text:style-name="P20">Q1</text:p>
      <text:p text:style-name="P11"><text:span text:style-name="T24">The following random sample is taken from a Normal distribution with standard deviation 0.26 .</text:span><text:span text:style-name="T39"><text:line-break/><text:line-break/></text:span><text:span text:style-name="T24">1.111, 0.834, 1.233, 0.949, 1.081, 0.841, 0.686</text:span><text:span text:style-name="T39"> </text:span></text:p>
      <text:p text:style-name="P13"/>
      <text:p text:style-name="P4"><text:span text:style-name="T4">a) </text:span><text:span text:style-name="T22">What is the sample mean?</text:span><text:span text:style-name="T39"> </text:span></text:p>
      <text:p text:style-name="P13"/>
      <text:p text:style-name="P13">Mean {1.111, 0.834, 1.233, 0.949, 1.081, 0.841, 0.686}</text:p>
      <text:p text:style-name="P13"/>
      <text:p text:style-name="P4"><text:span text:style-name="T4">b) </text:span><text:span text:style-name="T22">What is the standard deviation of the sample mean of random samples of 7?</text:span><text:span text:style-name="T39"> </text:span></text:p>
      <text:p text:style-name="P13"/>
      <text:p text:style-name="P13">0.26/sqrt(7)</text:p>
      <text:p text:style-name="P13"/>
      <text:p text:style-name="P4"><text:span text:style-name="T4">c) </text:span><text:span text:style-name="T22">Based on the sample, what is the lower 95% confidence limit for the population mean?</text:span></text:p>
      <text:p text:style-name="P13"/>
      <text:p text:style-name="P26"><text:span text:style-name="T9">räkna ut X med help tables, Inverse normal Low, P=</text:span><text:span text:style-name="T8">0.975</text:span><text:span text:style-name="T9"> I detta fall, mean = 0, Sdev = </text:span><text:span text:style-name="T8">1</text:span></text:p>
      <text:p text:style-name="P14"/>
      <text:p text:style-name="P14">mean – X*0.26/sqrt(7)</text:p>
      <text:p text:style-name="P14"/>
      <text:p text:style-name="P5"><text:span text:style-name="T5">d) A</text:span><text:span text:style-name="T17">nd what is the upper 95% confidence limit for the population mean?</text:span></text:p>
      <text:p text:style-name="P14"/>
      <text:p text:style-name="P14">Samma X som i C, byt bara ut – mot + i formeln</text:p>
      <text:p text:style-name="P14"/>
      <text:p text:style-name="P14">mean + X*0.26/sqrt(7)</text:p>
      <text:p text:style-name="P14"/>
      <text:p text:style-name="P13"/>
      <text:p text:style-name="P8"/>
      <text:p text:style-name="P7">Q2</text:p>
      <text:p text:style-name="P1"><text:span text:style-name="T11">The following random sample is taken from a Normal distribution with standard deviation 3.3 . Determine a 90% confidence interval for the population mean</text:span><text:span text:style-name="T1"><text:line-break/><text:line-break/></text:span><text:span text:style-name="T11">25.6, 30.1, 26.2, 23.6, 26.5, 21, 21.3, 31.3, 24.8</text:span></text:p>
      <text:p text:style-name="P8"/>
      <text:p text:style-name="P23">a) Lower confidence limit.</text:p>
      <text:p text:style-name="P23">räkna ut X med help tables, Inverse normal Low, P=95% I detta fall, mean = 0, Sdev = <text:span text:style-name="T40">1</text:span></text:p>
      <text:p text:style-name="P8"/>
      <text:p text:style-name="P1"><text:span text:style-name="T11">svaret blir (25.6 + 30.1 + 26.2 + 23.6 + 26.5 + 21 + 21.3 + 31.3 + 24.8)/9 – X*3.3/sqrt(9)</text:span></text:p>
      <text:p text:style-name="P8"/>
      <text:p text:style-name="P23">b) Upper confidence limit.</text:p>
      <text:p text:style-name="P23">räkna ut X med help tables, P=95% I detta fall, mean = 0, Sdev = <text:span text:style-name="T40">1</text:span></text:p>
      <text:p text:style-name="P8"/>
      <text:p text:style-name="P23">svaret blir (25.6 + 30.1 + 26.2 + 23.6 + 26.5 + 21 + 21.3 + 31.3 + 24.8)/9 + X*3.3/sqrt(9)</text:p>
      <text:p text:style-name="P8"/>
      <text:p text:style-name="P8"/>
      <text:p text:style-name="P23">(9:an kommer från att det är 9 samples)</text:p>
      <text:p text:style-name="P8"/>
      <text:p text:style-name="P8"/>
      <text:p text:style-name="P33">Q3</text:p>
      <text:p text:style-name="P23"><text:soft-page-break/>The time that students spend at part time jobs per week is approximately Normally distributed with standard deviation 5.5 hours. A random sample of 140 students is taken and the sample mean is 11.5 hours. </text:p>
      <text:p text:style-name="P8"/>
      <text:p text:style-name="P23">a) Find the 90% lower confidence limit for the mean weekly time that students spend at part time jobs.</text:p>
      <text:p text:style-name="P8"/>
      <text:p text:style-name="P23">räkna ut X med help tables, Inverse normal Low, P=0.95 I detta fall, mean = 0, Sdev = <text:span text:style-name="T40">1</text:span></text:p>
      <text:p text:style-name="P8"/>
      <text:p text:style-name="P1"><text:span text:style-name="T11">11.5 – X*5.5/sqrt(140)</text:span></text:p>
      <text:p text:style-name="P8"/>
      <text:p text:style-name="P23">b) Find the 90% upper confidence limit for the mean weekly time that students spend at part time jobs.</text:p>
      <text:p text:style-name="P8"/>
      <text:p text:style-name="P23">räkna ut X med help tables, Inverse normal Low, P=0.95 I detta fall, mean = 0, Sdev = <text:span text:style-name="T40">1</text:span></text:p>
      <text:p text:style-name="P8"/>
      <text:p text:style-name="P23">11.5 + X*5.5/sqrt(140)</text:p>
      <text:p text:style-name="P8"/>
      <text:p text:style-name="P23">c) Find the 95% lower confidence limit for the mean weekly time that students spend at part time jobs.</text:p>
      <text:p text:style-name="P8"/>
      <text:p text:style-name="P23">räkna ut X med help tables, Inverse normal Low, P=0.975 I detta fall, mean = 0, Sdev = <text:span text:style-name="T40">1</text:span></text:p>
      <text:p text:style-name="P8"/>
      <text:p text:style-name="P1"><text:span text:style-name="T11">11.5 – X*5.5/sqrt(140)</text:span></text:p>
      <text:p text:style-name="P8"/>
      <text:p text:style-name="P23">d) Find the 95% upper confidence limit for the mean weekly time that students spend at part time jobs.</text:p>
      <text:p text:style-name="P8"/>
      <text:p text:style-name="P23">räkna ut X med help tables, Inverse normal Low, P=0.975 I detta fall, mean = 0, Sdev = <text:span text:style-name="T40">1</text:span></text:p>
      <text:p text:style-name="P8"/>
      <text:p text:style-name="P23">11.5 + X*5.5/sqrt(140)</text:p>
      <text:p text:style-name="P8"/>
      <text:p text:style-name="P23">e) Find the 99% lower confidence limit for the mean weekly time that students spend at part time jobs.</text:p>
      <text:p text:style-name="P8"/>
      <text:p text:style-name="P23">räkna ut X med help tables, Inverse normal Low, P=0.995 I detta fall, mean = 0, Sdev = <text:span text:style-name="T40">1</text:span></text:p>
      <text:p text:style-name="P8"/>
      <text:p text:style-name="P1"><text:span text:style-name="T11">11.5 – X*5.5/sqrt(140)</text:span></text:p>
      <text:p text:style-name="P8"/>
      <text:p text:style-name="P23">f) Find the 99% upper confidence limit for the mean weekly time that students spend at part time jobs.</text:p>
      <text:p text:style-name="P8"/>
      <text:p text:style-name="P23">räkna ut X med help tables, Inverse normal Low, P=0.995 I detta fall, mean = 0, Sdev = <text:span text:style-name="T40">1</text:span></text:p>
      <text:p text:style-name="P8"/>
      <text:p text:style-name="P23">11.5 + X*5.5/sqrt(140)</text:p>
      <text:p text:style-name="P8"/>
      <text:p text:style-name="P8"/>
      <text:p text:style-name="P33">Q4</text:p>
      <text:p text:style-name="P1"><text:span text:style-name="T11">The sample estimate s of standard deviation () is reliable when the sample is big enough. (What is 'enough' depends on the population; but 100 and over is usually enough). In such cases we often use s for  in calculating a confidence interval. A sample of 230 gives a mean of 1.54 and </text:span><text:span text:style-name="T12">variance</text:span><text:span text:style-name="T11"> s2=0.19 . Calculate the 97 % confidence interval for the population mean ().</text:span></text:p>
      <text:p text:style-name="P8"/>
      <text:p text:style-name="P23">a) Lower confidence limit.</text:p>
      <text:p text:style-name="P8"/>
      <text:p text:style-name="P23">räkna ut X med help tables, Inverse normal Low, P=0.985 I detta fall, mean = 0, Sdev = <text:span text:style-name="T40">1</text:span></text:p>
      <text:p text:style-name="P8"/>
      <text:p text:style-name="P1"><text:span text:style-name="T11">1.54 – X*sqrt(0.19)/sqrt(230)</text:span></text:p>
      <text:p text:style-name="P8"/>
      <text:p text:style-name="P23">b) Upper confidence limit.</text:p>
      <text:p text:style-name="P8"/>
      <text:p text:style-name="P23">1.54 + X*sqrt(0.19)/sqrt(230)</text:p>
      <text:p text:style-name="P8"/>
      <text:p text:style-name="P8"/>
      <text:p text:style-name="P33"><text:soft-page-break/>Q5</text:p>
      <text:p text:style-name="P23">Följande stickprov är taget från en normalfördelning med standardavvikelse 4.6 . Bestämm en 99% konfidenseintervall för populationsmedelvärdet.<text:line-break/><text:line-break/>23.4, 26.1, 29.5, 26.9, 25, 27.4, 14.7, 32.3</text:p>
      <text:p text:style-name="P8"/>
      <text:p text:style-name="P23">a) Intervallets nedre gräns:</text:p>
      <text:p text:style-name="P8"/>
      <text:p text:style-name="P23">räkna ut X med help tables, Inverse normal Low, P=0.995 I detta fall, mean = 0, Sdev = <text:span text:style-name="T40">1</text:span></text:p>
      <text:p text:style-name="P8"/>
      <text:p text:style-name="P1"><text:span text:style-name="T11">(23.4+26.1+29.5+26.9+25+27.4+14.7+32.3)/8 – X*4.6/sqrt(8)</text:span></text:p>
      <text:p text:style-name="P8"/>
      <text:p text:style-name="P23">b) Intervallets övre gräns:</text:p>
      <text:p text:style-name="P8"/>
      <text:p text:style-name="P23">räkna ut X med help tables, Inverse normal Low, P=0.995 I detta fall, mean = 0, Sdev = <text:span text:style-name="T40">1</text:span></text:p>
      <text:p text:style-name="P8"/>
      <text:p text:style-name="P23">(23.4+26.1+29.5+26.9+25+27.4+14.7+32.3)/8 + X*4.6/sqrt(8)</text:p>
      <text:p text:style-name="P8"/>
      <text:p text:style-name="P8"/>
      <text:p text:style-name="P33">Q6</text:p>
      <text:p text:style-name="P23">Antalet timmar som studenter deltidsarbetar är normalfördelat med standardavvikelse 8.5 timmar. Ett stickprov på 130 studenter togs och stickprovsmedelvärde beräknades till 11.3 timmar. </text:p>
      <text:p text:style-name="P8"/>
      <text:p text:style-name="P23">a) Hitta nedre gränsen till en 90% konfidensintervall för medeltalet timmar studenter deltidsarbetar.</text:p>
      <text:p text:style-name="P8"/>
      <text:p text:style-name="P23">räkna ut X med help tables, Inverse normal Low, P=0.95 I detta fall, mean = 0, Sdev = <text:span text:style-name="T40">1</text:span></text:p>
      <text:p text:style-name="P8"/>
      <text:p text:style-name="P1"><text:span text:style-name="T11">11.3 – X*8.5/sqrt(130)</text:span></text:p>
      <text:p text:style-name="P8"/>
      <text:p text:style-name="P23">b) Hitta övre gränsen till en 90% konfidensintervall för medeltalet timmar studenter deltidsarbetar.</text:p>
      <text:p text:style-name="P8"/>
      <text:p text:style-name="P23">räkna ut X med help tables, Inverse normal Low, P=0.95 I detta fall, mean = 0, Sdev = <text:span text:style-name="T40">1</text:span></text:p>
      <text:p text:style-name="P8"/>
      <text:p text:style-name="P23">11.3 + X*8.5/sqrt(130)</text:p>
      <text:p text:style-name="P8"/>
      <text:p text:style-name="P23">c) Hitta nedre gränsen till en 95% konfidensintervall för medeltalet timmar studenter deltidsarbetar.</text:p>
      <text:p text:style-name="P8"/>
      <text:p text:style-name="P23">räkna ut X med help tables, Inverse normal Low, P=0.975 I detta fall, mean = 0, Sdev = <text:span text:style-name="T40">1</text:span></text:p>
      <text:p text:style-name="P8"/>
      <text:p text:style-name="P1"><text:span text:style-name="T11">11.3 – X*8.5/sqrt(130)</text:span></text:p>
      <text:p text:style-name="P8"/>
      <text:p text:style-name="P23">d) Hitta övre gränsen till en 95% konfidensintervall för medeltalet timmar studenter deltidsarbetar.</text:p>
      <text:p text:style-name="P8"/>
      <text:p text:style-name="P23">räkna ut X med help tables, Inverse normal Low, P=0.975 I detta fall, mean = 0, Sdev = <text:span text:style-name="T40">1</text:span></text:p>
      <text:p text:style-name="P8"/>
      <text:p text:style-name="P23">11.3 + X*8.5/sqrt(130)</text:p>
      <text:p text:style-name="P8"/>
      <text:p text:style-name="P23">e) Hitta nedre gränsen till en 99% konfidensintervall för medeltalet timmar studenter deltidsarbetar.</text:p>
      <text:p text:style-name="P8"/>
      <text:p text:style-name="P23">räkna ut X med help tables, Inverse normal Low, P=0.995 I detta fall, mean = 0, Sdev = <text:span text:style-name="T40">1</text:span></text:p>
      <text:p text:style-name="P8"/>
      <text:p text:style-name="P1"><text:span text:style-name="T11">11.3 – X*8.5/sqrt(130)</text:span></text:p>
      <text:p text:style-name="P8"/>
      <text:p text:style-name="P23">f) Hitta övre gränsen till en 99% konfidensintervall för medeltalet timmar studenter deltidsarbetar.</text:p>
      <text:p text:style-name="P8"/>
      <text:p text:style-name="P23">räkna ut X med help tables, Inverse normal Low, P=0.995 I detta fall, mean = 0, Sdev = <text:span text:style-name="T40">1</text:span></text:p>
      <text:p text:style-name="P8"/>
      <text:p text:style-name="P23"><text:soft-page-break/>11.3 + X*8.5/sqrt(130)</text:p>
      <text:p text:style-name="P8"/>
      <text:p text:style-name="P8"/>
      <text:p text:style-name="P33">Q7</text:p>
      <text:p text:style-name="P23">En biverkning av att sluta röka är att man går upp i vikt. Viktökningen antas vara normalfördelad med standardavvikelse 1.7 under det första året. Ett stickprov på 36 personer som nyligen slutat röka deltar i studien, och deras genomsnittliga viktökning under året är -0.4 kg .</text:p>
      <text:p text:style-name="P8"/>
      <text:p text:style-name="P23">a) Hitta nedre gränsen till en 95% konfidensintervall för medeltalet av viktökningen.</text:p>
      <text:p text:style-name="P8"/>
      <text:p text:style-name="P23">räkna ut X med help tables, Inverse normal Low, P=0.975 I detta fall, mean = 0, Sdev = <text:span text:style-name="T40">1</text:span></text:p>
      <text:p text:style-name="P8"/>
      <text:p text:style-name="P1"><text:span text:style-name="T11">-0.4 – X*1.7/sqrt(36)</text:span></text:p>
      <text:p text:style-name="P8"/>
      <text:p text:style-name="P23">b) Hitta övre gränsen till en 95% konfidensintervall för medeltalet av viktökningen.</text:p>
      <text:p text:style-name="P8"/>
      <text:p text:style-name="P23">räkna ut X med help tables, Inverse normal Low, P=0.975 I detta fall, mean = 0, Sdev = <text:span text:style-name="T40">1</text:span></text:p>
      <text:p text:style-name="P8"/>
      <text:p text:style-name="P23">-0.4 + X*1.7/sqrt(36)</text:p>
      <text:p text:style-name="P8"/>
      <text:p text:style-name="P23">c) Hitta nedre gränsen till en 99% konfidensintervall för medeltalet av viktökningen.</text:p>
      <text:p text:style-name="P8"/>
      <text:p text:style-name="P23">räkna ut X med help tables, Inverse normal Low, P=0.995 I detta fall, mean = 0, Sdev = <text:span text:style-name="T40">1</text:span></text:p>
      <text:p text:style-name="P8"/>
      <text:p text:style-name="P1"><text:span text:style-name="T11">-0.4 – X*1.7/sqrt(36)</text:span></text:p>
      <text:p text:style-name="P8"/>
      <text:p text:style-name="P23">d) Hitta övre gränsen till en 99% konfidensintervall för medeltalet av viktökningen.</text:p>
      <text:p text:style-name="P23">räkna ut X med help tables, Inverse normal Low, P=0.995 I detta fall, mean = 0, Sdev = <text:span text:style-name="T40">1</text:span></text:p>
      <text:p text:style-name="P8"/>
      <text:p text:style-name="P23">-0.4 + X*1.7/sqrt(36)</text:p>
      <text:p text:style-name="P8"/>
      <text:p text:style-name="P33">Q8</text:p>
      <text:p text:style-name="P23">Vi har ett stickprov på 19 individer då man testar ett träningsredskap för uthållighet på ett gym. Antalet minuter tills övervakningsinsapparaten avbryter övningen blev i snitt för deltagarna 13 minuter. Standardavvikelsen för genomsnittliga tiden beräknades vara: 1.9 minuter. Under förutsättningen att tiden för övningen är normalfördelad, beräkna en 99 % konfidenseintervall för populationens medeluthållighet i minuter enligt denna övning.</text:p>
      <text:p text:style-name="P8"/>
      <text:p text:style-name="P23">a) Nedre gräns för konfidensintervallet.</text:p>
      <text:p text:style-name="P8"/>
      <text:p text:style-name="P23">räkna ut X med help tables, Inverse T Low, P = 0.995 I detta fall, V = 19-1</text:p>
      <text:p text:style-name="P8"/>
      <text:p text:style-name="P23">13 - X*1.9/sqrt(19)</text:p>
      <text:p text:style-name="P8"/>
      <text:p text:style-name="P23">b) Övre gräns för konfidensintervallet.</text:p>
      <text:p text:style-name="P8"/>
      <text:p text:style-name="P23">räkna ut X med help tables, Inverse T Low, P = 0.995 I detta fall, V = 19-1</text:p>
      <text:p text:style-name="P8"/>
      <text:p text:style-name="P1"><text:span text:style-name="T11">13 – X*1.9/sqrt(19)</text:span></text:p>
      <text:p text:style-name="P8"/>
      <text:p text:style-name="P23">Här använder vi inverse T istället för Inverse normal på help tables, eftersom datan vi utgår från handlar om våra samples och inte hela populationen.</text:p>
      <text:p text:style-name="P8"/>
      <text:p text:style-name="P8"/>
      <text:p text:style-name="P8"/>
      <text:p text:style-name="P21">Q9</text:p>
      <text:p text:style-name="P10"><text:span text:style-name="T23">Följande siffror visar temperaturen i grader celsius av reaktorkärnan för en kemisk reaktor, tagna vid </text:span><text:soft-page-break/><text:span text:style-name="T23">olika tillfällen under en månads tid. Temperaturen anses vara normalfördelad.</text:span><text:span text:style-name="T38"><text:line-break/><text:line-break/></text:span><text:span text:style-name="T23">Katalysatorns effektivitet försämras snabbt om temperaturen i kärnan överstiger 839 grader celsius. Hitta en 90% konfidensintervall för medeltemperaturen av reaktorkärnan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6">838</text:p>
            <text:p text:style-name="P39">766</text:p>
            <text:p text:style-name="P39">782</text:p>
            <text:p text:style-name="P39">878</text:p>
            <text:p text:style-name="P39">871</text:p>
            <text:p text:style-name="P39">796</text:p>
            <text:p text:style-name="P39">833</text:p>
            <text:p text:style-name="P39">818</text:p>
            <text:p text:style-name="P39">860</text:p>
            <text:p text:style-name="P39">826</text:p>
            <text:p text:style-name="P39">769</text:p>
            <text:p text:style-name="P39">937</text:p>
            <text:p text:style-name="P39">793</text:p>
            <text:p text:style-name="P39">752</text:p>
            <text:p text:style-name="P39">920</text:p>
            <text:p text:style-name="P39">807</text:p>
            <text:p text:style-name="P39">822</text:p>
            <text:p text:style-name="P39">830</text:p>
          </table:table-cell>
        </table:table-row>
      </table:table>
      <text:p text:style-name="Text_20_body"><text:line-break/><text:span text:style-name="T3">a) </text:span><text:span text:style-name="T20">Vad blir nedre gränsen av intervallet?</text:span><text:span text:style-name="T3"> </text:span></text:p>
      <text:p text:style-name="P25"><text:span text:style-name="T6">räkna ut X med help tables, Inverse T </text:span><text:span text:style-name="T7">Low</text:span><text:span text:style-name="T6">, P = 0.9</text:span><text:span text:style-name="T7">5</text:span><text:span text:style-name="T6"> I detta fall, V = 18-1 </text:span><text:span text:style-name="T7">(18 kommer från att vi har 18 värden)</text:span></text:p>
      <text:p text:style-name="P15"/>
      <text:p text:style-name="P40">Gör beräkningen i flera steg i wolfram:</text:p>
      <text:p text:style-name="P40">mean {838 766 782 878 871 796 833 818 860 826 769 937 793 752 920 807 822 830}</text:p>
      <text:p text:style-name="P18">std {838 766 782 878 871 796 833 818 860 826 769 937 793 752 920 807 822 830}</text:p>
      <text:p text:style-name="P18"/>
      <text:p text:style-name="P18">Svaret = mean – X * standard deviation/sqrt(18)</text:p>
      <text:p text:style-name="P18"/>
      <text:p text:style-name="P3"><text:span text:style-name="T3">b) </text:span><text:span text:style-name="T19">Vad blir övre gränsen av intervallet?</text:span><text:span text:style-name="T38"> </text:span></text:p>
      <text:p text:style-name="P15"/>
      <text:p text:style-name="P15">Samma värden som ovan men byt ut – mot +</text:p>
      <text:p text:style-name="P15"/>
      <text:p text:style-name="P18">Svaret = mean + X * standard deviation/sqrt(18)</text:p>
      <text:p text:style-name="P18"/>
      <text:p text:style-name="P8"/>
      <text:p text:style-name="P22">Q10</text:p>
      <text:p text:style-name="P9"><text:span text:style-name="T14">Följande data kommer från en undersökning bland brittiska studenter om deras deltidsarbeten. Data visar den genomsnittliga veckolönen för respektive student med deltidsarbete, i engelska pund. Bestäm en 95% konfidensintervall för medelvärdet av studenternas veckolön.</text:span><text:span text:style-name="T13"> </text:span></text:p>
      <text:p text:style-name="P8"/>
      <text:p text:style-name="P35">66</text:p>
      <text:p text:style-name="P38">62</text:p>
      <text:p text:style-name="P38">62</text:p>
      <text:p text:style-name="P38">66</text:p>
      <text:p text:style-name="P38">59</text:p>
      <text:p text:style-name="P38">69</text:p>
      <text:p text:style-name="P38">62</text:p>
      <text:p text:style-name="P38">55</text:p>
      <text:p text:style-name="P38">60</text:p>
      <text:p text:style-name="P38">65</text:p>
      <text:p text:style-name="P38">61</text:p>
      <text:p text:style-name="P38"><text:soft-page-break/>64</text:p>
      <text:p text:style-name="P38">56</text:p>
      <text:p text:style-name="P38">54</text:p>
      <text:p text:style-name="P38">67</text:p>
      <text:p text:style-name="P38">55</text:p>
      <text:p text:style-name="P38">61</text:p>
      <text:p text:style-name="P37">59</text:p>
      <text:p text:style-name="P16">(observera att det är 18 studenter)</text:p>
      <text:p text:style-name="P8"/>
      <text:p text:style-name="P2"><text:span text:style-name="T2">a) </text:span><text:span text:style-name="T15">Nedre intervallgräns:</text:span><text:span text:style-name="T13"> </text:span></text:p>
      <text:p text:style-name="P34"/>
      <text:p text:style-name="P24"><text:span text:style-name="T6">räkna ut X med help tables, Inverse T </text:span><text:span text:style-name="T7">Low</text:span><text:span text:style-name="T6">, P = 0.975 I detta fall, V = 18-1</text:span></text:p>
      <text:p text:style-name="P16"/>
      <text:p text:style-name="P16">mean = mean {66 62 62 66 59 69 62 55 60 65 61 64 56 54 67 55 61 59}</text:p>
      <text:p text:style-name="P16"/>
      <text:p text:style-name="P16">standard deviation = std {66 62 62 66 59 69 62 55 60 65 61 64 56 54 67 55 61 59}</text:p>
      <text:p text:style-name="P16"/>
      <text:p text:style-name="P16">Svaret = mean - X*(standard deviation)/sqrt(18) </text:p>
      <text:p text:style-name="P16"/>
      <text:p text:style-name="P16"/>
      <text:p text:style-name="P2"><text:span text:style-name="T2">b) </text:span><text:span text:style-name="T16">Övre intervallgräns.</text:span><text:span text:style-name="T6"> </text:span></text:p>
      <text:p text:style-name="P16">Samma värden som ovan men byt ut – mot +</text:p>
      <text:p text:style-name="P16"/>
      <text:p text:style-name="P16">Svaret = mean + X*(standard deviation)/sqrt(18) </text:p>
      <text:p text:style-name="P16"/>
      <text:p text:style-name="P16"/>
      <text:p text:style-name="P41">Q9</text:p>
      <text:p text:style-name="P17"><text:span text:style-name="T25">En viss population följer normalfördelningen med </text:span><text:span text:style-name="Emphasis"><text:span text:style-name="T27">variansen</text:span></text:span><text:span text:style-name="T28"> </text:span><text:span text:style-name="T25">697 och ett okänt medelvärde. Man vill ta ett stickprov för att få en approximation till medelvärdet. Hur stort stickprov behöver man, så att approximationen inte hamnar längre än 3 från det riktiga medelvärdet:</text:span></text:p>
      <text:p text:style-name="P43"/>
      <text:p text:style-name="P19"><text:span text:style-name="T26">a) </text:span><text:span text:style-name="T25">med sannolikhet 90% .</text:span></text:p>
      <text:p text:style-name="P43"/>
      <text:p text:style-name="P27"><text:span text:style-name="T29">räkna ut X med help tables, Inverse </text:span><text:span text:style-name="T30">Normal both</text:span><text:span text:style-name="T29">, P = </text:span><text:span text:style-name="T30">1-</text:span><text:span text:style-name="T29">0.</text:span><text:span text:style-name="T30">9</text:span><text:span text:style-name="T29"> , </text:span><text:span text:style-name="T30">mean=0, Sdev=1</text:span></text:p>
      <text:p text:style-name="P44"/>
      <text:p text:style-name="P44">(X* sqrt(697) /3)^2</text:p>
      <text:p text:style-name="P44"/>
      <text:p text:style-name="P44">Avrunda uppåt!!! (antalet samples är ett heltal och måste vara &gt;= talet som räknats ut, avrundar man neråt får man för få samples)</text:p>
      <text:p text:style-name="P44"/>
      <text:p text:style-name="P31"><text:span text:style-name="T34">b) </text:span><text:span text:style-name="T31">med sannolikhet 95% .</text:span></text:p>
      <text:p text:style-name="P28"><text:span text:style-name="T29">räkna ut X med help tables, Inverse </text:span><text:span text:style-name="T30">Normal both</text:span><text:span text:style-name="T29">, P = </text:span><text:span text:style-name="T30">1-</text:span><text:span text:style-name="T29">0.</text:span><text:span text:style-name="T31">95</text:span><text:span text:style-name="T29"> , </text:span><text:span text:style-name="T30">mean=0, Sdev=1</text:span></text:p>
      <text:p text:style-name="P45"/>
      <text:p text:style-name="P45">(X* sqrt(697) /3)^2</text:p>
      <text:p text:style-name="P48">kom ihåg att avrunda uppåt.</text:p>
      <text:p text:style-name="P48"/>
      <text:p text:style-name="P48">c) with probability 99% .</text:p>
      <text:p text:style-name="P28"><text:span text:style-name="T29">räkna ut X med help tables, Inverse </text:span><text:span text:style-name="T30">Normal both</text:span><text:span text:style-name="T29">, P = </text:span><text:span text:style-name="T30">1-</text:span><text:span text:style-name="T29">0.</text:span><text:span text:style-name="T31">99 </text:span><text:span text:style-name="T29">, </text:span><text:span text:style-name="T30">mean=0, Sdev=1</text:span></text:p>
      <text:p text:style-name="P45"/>
      <text:p text:style-name="P45">(X* sqrt(697) /3)^2</text:p>
      <text:p text:style-name="P48">kom ihåg att avrunda uppåt.</text:p>
      <text:p text:style-name="P48"/>
      <text:p text:style-name="P48"/>
      <text:p text:style-name="P51">Q10</text:p>
      <text:p text:style-name="P6"><text:soft-page-break/><text:span text:style-name="T36">En studie genomfördes där man ville skatta väntevärdet för en normalfördelad variabel med standardavvikelsen 5.5. Efter att ha undersökt 95 enheter så erhöll man konfidensintervallet:</text:span><text:span text:style-name="T37"> <text:s/></text:span><text:span text:style-name="T10"><draw:frame draw:style-name="fr1" draw:name="graphics1" text:anchor-type="as-char" svg:width="1.3437in" svg:height="0.1563in" draw:z-index="0"><draw:image xlink:href="https://vle.math.chalmers.se/lss_ng/methods/system/modules/image/image.php?table=equations&amp;id=6709" xlink:type="simple" xlink:show="embed" xlink:actuate="onLoad"/></draw:frame></text:span><text:span text:style-name="T21">.</text:span></text:p>
      <text:p text:style-name="P49"/>
      <text:p text:style-name="P6"><text:span text:style-name="T36">a) </text:span><text:span text:style-name="T18">Vilken konfidensgrad har intervallet? </text:span><text:span text:style-name="T32"><text:line-break/></text:span><text:span text:style-name="T18">Ange svaret i heltalsprocent.</text:span></text:p>
      <text:p text:style-name="P49"/>
      <text:p text:style-name="P49">Räkna ut m = (sqrt(95) * (89.61-86.99)/2) / 5.5</text:p>
      <text:p text:style-name="P49"/>
      <text:p text:style-name="P29"><text:span text:style-name="T29">räkna ut X med help tables, </text:span><text:span text:style-name="T30">Normal both</text:span><text:span text:style-name="T29">, P = </text:span><text:span text:style-name="T32">m</text:span><text:span text:style-name="T29">, </text:span><text:span text:style-name="T30">mean=0, Sdev=1</text:span></text:p>
      <text:p text:style-name="P46"/>
      <text:p text:style-name="P32"><text:span text:style-name="T35">Svaret är 1 – X angivet I heltal, t.ex. 98 om resultatet blir </text:span><text:span text:style-name="T32">0.97974</text:span></text:p>
      <text:p text:style-name="P49"/>
      <text:p text:style-name="P6"><text:span text:style-name="T36">b) </text:span><text:span text:style-name="T18">Hur många observationer borde man ha undersökt om man vill ha samma intervallängd men en 96%-ig konfidensgrad?</text:span><text:span text:style-name="T32"><text:line-break/></text:span><text:span text:style-name="T18">Avrunda uppåt till närmaste heltal!</text:span></text:p>
      <text:p text:style-name="P49"/>
      <text:p text:style-name="P49"/>
      <text:p text:style-name="P30"><text:span text:style-name="T29">räkna ut X med help tables, </text:span><text:span text:style-name="T33">Inverse </text:span><text:span text:style-name="T30">Normal both</text:span><text:span text:style-name="T29">, P = </text:span><text:span text:style-name="T33">1-0.96</text:span><text:span text:style-name="T29">, </text:span><text:span text:style-name="T30">mean=0, Sdev=1</text:span></text:p>
      <text:p text:style-name="P47"/>
      <text:p text:style-name="P50">Svaret blir (X * 5.5/ ((89.61-86.99)/2))^2 avrundat uppåt!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Times New Roman" svg:font-family="'Times New Roman'"/>
    <style:font-face style:name="Trebuchet MS" svg:font-family="'Trebuchet MS', Arial, sans-serif"/>
    <style:font-face style:name="monospace" svg:font-family="monospace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6T16:16:30.989000000</dc:date>
    <meta:editing-duration>PT1H7M34S</meta:editing-duration>
    <meta:editing-cycles>10</meta:editing-cycles>
    <meta:generator>LibreOffice/4.1.2.3$Windows_x86 LibreOffice_project/40b2d7fde7e8d2d7bc5a449dc65df4d08a7dd38</meta:generator>
    <meta:document-statistic meta:table-count="1" meta:image-count="1" meta:object-count="0" meta:page-count="7" meta:paragraph-count="182" meta:word-count="1836" meta:character-count="10494" meta:non-whitespace-character-count="8802"/>
  </office:meta>
</office:document-meta>
</file>